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.05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2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3">
      <style:table-cell-properties fo:border="0.06pt solid #000000"/>
    </style:style>
    <style:style style:name="ce16" style:family="table-cell" style:parent-style-name="Default" style:data-style-name="N113">
      <style:table-cell-properties style:text-align-source="value-type" style:repeat-content="false" fo:border="0.06pt solid #000000" style:vertical-align="middle"/>
      <style:paragraph-properties fo:margin-left="0mm"/>
    </style:style>
    <style:style style:name="ce1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113"/>
    <style:style style:name="ce2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13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0" loext:min-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/00/00</text:date>, <text:time style:data-style-name="N2" text:time-value="07:50:24.50481154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5.2.2.2$Linux_X86_64 LibreOffice_project/20m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